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ocuments" style:family="table">
      <style:table-properties style:width="7.0833in" table:align="center" style:may-break-between-rows="true" table:border-model="collapsing"/>
    </style:style>
    <style:style style:name="Documents.A" style:family="table-column">
      <style:table-column-properties style:column-width="4.0625in"/>
    </style:style>
    <style:style style:name="Documents.B" style:family="table-column">
      <style:table-column-properties style:column-width="1.625in"/>
    </style:style>
    <style:style style:name="Documents.C" style:family="table-column">
      <style:table-column-properties style:column-width="1.3958in"/>
    </style:style>
    <style:style style:name="Documents.A1" style:family="table-cell">
      <style:table-cell-properties fo:background-color="transparent" fo:padding="0in" fo:border-left="none" fo:border-right="none" fo:border-top="1.2pt solid #000000" fo:border-bottom="1.2pt solid #000000" style:writing-mode="page">
        <style:background-image/>
      </style:table-cell-properties>
    </style:style>
    <style:style style:name="Documents.2" style:family="table-row">
      <style:table-row-properties fo:keep-together="auto"/>
    </style:style>
    <style:style style:name="Documents.A2" style:family="table-cell">
      <style:table-cell-properties fo:background-color="transparent" fo:padding="0in" fo:border-left="none" fo:border-right="none" fo:border-top="none" fo:border-bottom="1.2pt solid #000000" style:writing-mode="page">
        <style:background-image/>
      </style:table-cell-properties>
    </style:style>
    <style:style style:name="Documents.9" style:family="table-row">
      <style:table-row-properties style:min-row-height="0.5521in" fo:keep-together="auto"/>
    </style:style>
    <style:style style:name="Documents.27" style:family="table-row">
      <style:table-row-properties style:min-row-height="0.5521in"/>
    </style:style>
    <style:style style:name="Table1" style:family="table">
      <style:table-properties style:width="7.0833in" table:align="center" style:may-break-between-rows="true" table:border-model="collapsing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3958in"/>
    </style:style>
    <style:style style:name="Table1.A1" style:family="table-cell">
      <style:table-cell-properties fo:background-color="transparent" fo:padding="0in" fo:border-left="none" fo:border-right="none" fo:border-top="1.2pt solid #000000" fo:border-bottom="1.2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none" fo:border-right="none" fo:border-top="none" fo:border-bottom="1.2pt solid #000000" style:writing-mode="page">
        <style:background-image/>
      </style:table-cell-properties>
    </style:style>
    <style:style style:name="Table2" style:family="table">
      <style:table-properties style:width="7.0833in" table:align="center" style:may-break-between-rows="true" table:border-model="collapsing"/>
    </style:style>
    <style:style style:name="Table2.A" style:family="table-column">
      <style:table-column-properties style:column-width="4.062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.3958in"/>
    </style:style>
    <style:style style:name="Table2.A1" style:family="table-cell">
      <style:table-cell-properties fo:background-color="transparent" fo:padding="0in" fo:border-left="none" fo:border-right="none" fo:border-top="1.2pt solid #000000" fo:border-bottom="1.2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none" fo:border-right="none" fo:border-top="none" fo:border-bottom="1.2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-0.1866in" fo:margin-right="0in" fo:text-indent="0in" style:auto-text-indent="false" style:page-number="auto" fo:background-color="transparent"/>
      <style:text-properties style:font-name="Times New Roman" fo:font-size="12pt" fo:font-weight="bold" officeooo:rsid="00086261" officeooo:paragraph-rsid="00086261" style:font-size-asian="12pt" style:font-weight-asian="bold" style:font-size-complex="12pt" style:font-weight-complex="bold"/>
    </style:style>
    <style:style style:name="P2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weight="bold" officeooo:rsid="00086261" officeooo:paragraph-rsid="00086261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style="italic" fo:font-weight="normal" officeooo:rsid="00086261" officeooo:paragraph-rsid="0008626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86261" officeooo:paragraph-rsid="000f181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86261" officeooo:paragraph-rsid="0010866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92b7f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92b7f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f1813" officeooo:paragraph-rsid="000f181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f1813" officeooo:paragraph-rsid="000fc9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b83da" officeooo:paragraph-rsid="000b83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b83da" officeooo:paragraph-rsid="000b83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d6c12" officeooo:paragraph-rsid="000d6c1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08664" officeooo:paragraph-rsid="0010866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08664" officeooo:paragraph-rsid="0010866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cccc9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d826b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214f8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874b2e" officeooo:paragraph-rsid="000b83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569413" officeooo:paragraph-rsid="000d6c1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6f6fed" officeooo:paragraph-rsid="000d6c1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font-name="Times New Roman" fo:font-size="10.5pt" fo:font-weight="normal" officeooo:rsid="00086261" officeooo:paragraph-rsid="00086261" style:font-size-asian="10.5pt" style:font-weight-asian="normal" style:font-size-complex="10.5pt" style:font-weight-complex="normal"/>
    </style:style>
    <style:style style:name="P22" style:family="paragraph" style:parent-style-name="Standard">
      <style:text-properties style:font-name="Times New Roman" fo:font-size="10.5pt" fo:font-style="italic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/>
    </style:style>
    <style:style style:name="P23" style:family="paragraph" style:parent-style-name="Standard">
      <style:text-properties style:font-name="Times New Roman" fo:font-size="10.5pt" fo:font-style="italic" style:text-underline-style="none" fo:font-weight="normal" officeooo:rsid="00086261" officeooo:paragraph-rsid="00175b6c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Standard">
      <style:text-properties officeooo:paragraph-rsid="001bdb73"/>
    </style:style>
    <style:style style:name="P25" style:family="paragraph" style:parent-style-name="Standard">
      <style:text-properties officeooo:paragraph-rsid="00175b6c"/>
    </style:style>
    <style:style style:name="P26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paragraph-rsid="00086261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86261" officeooo:paragraph-rsid="00086261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86261" officeooo:paragraph-rsid="00086261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86261" officeooo:paragraph-rsid="000f181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92b7f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92b7f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92b7f" officeooo:paragraph-rsid="000f181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f1813" officeooo:paragraph-rsid="000f181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f1813" officeooo:paragraph-rsid="000f181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paragraph-rsid="00175b6c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paragraph-rsid="001bdb7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75b6c" officeooo:paragraph-rsid="00175b6c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75b6c" officeooo:paragraph-rsid="001bdb7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75b6c" officeooo:paragraph-rsid="0022b48e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75b6c" officeooo:paragraph-rsid="00175b6c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8485b" officeooo:paragraph-rsid="0018485b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8485b" officeooo:paragraph-rsid="00190930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8485b" officeooo:paragraph-rsid="0018485b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8485b" officeooo:paragraph-rsid="00190930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bdb73" officeooo:paragraph-rsid="001bdb7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256f6d" officeooo:paragraph-rsid="00256f6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256f6d" officeooo:paragraph-rsid="00256f6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256f6d" officeooo:paragraph-rsid="00256f6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db4a2" officeooo:paragraph-rsid="001db4a2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24a7f9" officeooo:paragraph-rsid="0024a7f9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92b7f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92b7f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paragraph-rsid="00086261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92b7f" officeooo:paragraph-rsid="00092b7f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92b7f" officeooo:paragraph-rsid="00092b7f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f1813" officeooo:paragraph-rsid="000f1813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086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175b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086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99f29" officeooo:paragraph-rsid="00299f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bdb73" officeooo:paragraph-rsid="001bd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a6aae6" officeooo:paragraph-rsid="00086261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cc16e6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9cccc9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9214f8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6f6fed" officeooo:paragraph-rsid="000d6c12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b2bc44" officeooo:paragraph-rsid="00175b6c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d28c4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italic" fo:text-shadow="none" style:text-underline-style="none" fo:font-weight="normal" officeooo:rsid="00874b2e" officeooo:paragraph-rsid="00092b7f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italic" fo:text-shadow="none" style:text-underline-style="none" fo:font-weight="normal" officeooo:rsid="006f6fed" officeooo:paragraph-rsid="000d6c12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italic" fo:text-shadow="none" style:text-underline-style="none" fo:font-weight="normal" officeooo:rsid="009e09f1" officeooo:paragraph-rsid="00092b7f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in" fo:margin-right="0in" fo:text-align="end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086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175b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1bd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cc2dcb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style="italic" fo:font-weight="normal" officeooo:rsid="00086261" officeooo:paragraph-rsid="00086261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style="normal" style:text-underline-style="none" fo:font-weight="normal" officeooo:rsid="0029f2aa" officeooo:paragraph-rsid="002abaa0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style="normal" style:text-underline-style="none" fo:font-weight="normal" officeooo:rsid="0029f2aa" officeooo:paragraph-rsid="002ccc0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b24cd4"/>
    </style:style>
    <style:style style:name="T3" style:family="text">
      <style:text-properties style:text-position="0% 100%" officeooo:rsid="00b2bc44"/>
    </style:style>
    <style:style style:name="T4" style:family="text">
      <style:text-properties style:text-position="0% 100%" officeooo:rsid="00e295e9"/>
    </style:style>
    <style:style style:name="T5" style:family="text">
      <style:text-properties style:text-position="0% 100%" officeooo:rsid="009d826b"/>
    </style:style>
    <style:style style:name="T6" style:family="text">
      <style:text-properties style:text-position="super 58%"/>
    </style:style>
    <style:style style:name="T7" style:family="text">
      <style:text-properties officeooo:rsid="00c84cbc"/>
    </style:style>
    <style:style style:name="T8" style:family="text">
      <style:text-properties officeooo:rsid="000d6c12"/>
    </style:style>
    <style:style style:name="T9" style:family="text">
      <style:text-properties officeooo:rsid="000f1813"/>
    </style:style>
    <style:style style:name="T10" style:family="text">
      <style:text-properties officeooo:rsid="00108664"/>
    </style:style>
    <style:style style:name="T11" style:family="text">
      <style:text-properties officeooo:rsid="00171a7d"/>
    </style:style>
    <style:style style:name="T12" style:family="text">
      <style:text-properties officeooo:rsid="00175b6c"/>
    </style:style>
    <style:style style:name="T13" style:family="text">
      <style:text-properties officeooo:rsid="0018485b"/>
    </style:style>
    <style:style style:name="T14" style:family="text">
      <style:text-properties officeooo:rsid="001aff2a"/>
    </style:style>
    <style:style style:name="T15" style:family="text">
      <style:text-properties officeooo:rsid="0022a952"/>
    </style:style>
    <style:style style:name="T16" style:family="text">
      <style:text-properties officeooo:rsid="002abaa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abaa0" style:font-weight-asian="bold" style:font-weight-complex="bold"/>
    </style:style>
    <style:style style:name="T19" style:family="text">
      <style:text-properties fo:font-weight="bold" officeooo:rsid="002c6a32" style:font-weight-asian="bold" style:font-weight-complex="bold"/>
    </style:style>
    <style:style style:name="T20" style:family="text">
      <style:text-properties fo:font-weight="bold" officeooo:rsid="002e9449" style:font-weight-asian="bold" style:font-weight-complex="bold"/>
    </style:style>
    <style:style style:name="T21" style:family="text">
      <style:text-properties fo:font-style="italic" officeooo:rsid="002abaa0" style:font-style-asian="italic" style:font-style-complex="italic"/>
    </style:style>
    <style:style style:name="T22" style:family="text">
      <style:text-properties fo:font-style="italic" officeooo:rsid="002e9449" style:font-style-asian="italic" style:font-style-complex="italic"/>
    </style:style>
    <style:style style:name="T23" style:family="text">
      <style:text-properties fo:font-style="italic" fo:font-weight="bold" officeooo:rsid="002e9449" style:font-style-asian="italic" style:font-weight-asian="bold" style:font-style-complex="italic" style:font-weight-complex="bold"/>
    </style:style>
    <style:style style:name="T24" style:family="text">
      <style:text-properties officeooo:rsid="002c6a32"/>
    </style:style>
    <style:style style:name="T25" style:family="text">
      <style:text-properties officeooo:rsid="002ccc04"/>
    </style:style>
    <style:style style:name="T26" style:family="text">
      <style:text-properties officeooo:rsid="002e9449"/>
    </style:style>
    <style:style style:name="T27" style:family="text">
      <style:text-properties officeooo:rsid="002f5322"/>
    </style:style>
    <style:style style:name="T28" style:family="text">
      <style:text-properties officeooo:rsid="003193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Research Documents, by Title and Category</text:p>
      <text:p text:style-name="P2"/>
      <text:p text:style-name="P3">Jordan C. Hanson, PhD</text:p>
      <text:p text:style-name="P3">Assistant Professor of Physics and Computer Science</text:p>
      <text:p text:style-name="P3">Department of Physics and Astronomy, Whittier College</text:p>
      <text:p text:style-name="P3"/>
      <text:p text:style-name="P80">In the tables below, I have provided a list of scholarly works <text:span text:style-name="T16">for your consideration. <text:s/>I have indicated </text:span><text:span text:style-name="T18">in bold </text:span>which ones are included in this dossier. <text:s/>All works <text:span text:style-name="T17">included </text:span><text:span text:style-name="T18">in bold</text:span> in this dossier represent work in which I was the corresponding or primary author, or for which I was a major contributor. <text:s/><text:span text:style-name="T16">If a </text:span><text:span text:style-name="T21">work is given in italics, </text:span><text:span text:style-name="T16">this indicates that I served as an internal collaboration reviewer for the work. <text:s/></text:span></text:p>
      <text:p text:style-name="P80"/>
      <text:p text:style-name="P80"><text:span text:style-name="T16">Internal collaboration reviewers perform a task similar to anonymous reviewers for journal publications, except that we are members of the collaboration publishing the article. <text:s/>Internal collaboration reviewers are tasked with improving the logic and polishing the text of articles. <text:s/></text:span><text:span text:style-name="T25">In large physics collaborations, article manuscripts </text:span><text:span text:style-name="T16">are sent from the collaboration to the journal editor for anonymous peer-review </text:span><text:span text:style-name="T25">after passing internal review.</text:span></text:p>
      <text:p text:style-name="P79"/>
      <text:p text:style-name="P79">These tables go beyond the works listed in the C.V., because applied and DEI research are also included. <text:s/><text:span text:style-name="T24">Since these items represent projects I started on my own, they are all included </text:span><text:span text:style-name="T19">in bold</text:span><text:span text:style-name="T24">, </text:span><text:span text:style-name="T25">and evidence of their progress is included in the dossier. <text:s/></text:span><text:span text:style-name="T26">If a work is bot listed </text:span><text:span text:style-name="T20">in bold</text:span><text:span text:style-name="T23"> </text:span><text:span text:style-name="T26">or </text:span><text:span text:style-name="T22">in italics</text:span><text:span text:style-name="T26">, it is not included in the dossier. <text:s/>Such listings represent articles or works where my ideas were used, or for which a made a contribution, but was not the main contributor.</text:span></text:p>
      <text:p text:style-name="P21"/>
      <table:table table:name="Documents" table:style-name="Documents" table:template-name="Academic">
        <table:table-column table:style-name="Documents.A"/>
        <table:table-column table:style-name="Documents.B"/>
        <table:table-column table:style-name="Documents.C"/>
        <table:table-row table:style-name="TableLine94122173022560">
          <table:table-cell table:style-name="Documents.A1" office:value-type="string">
            <text:p text:style-name="P59">Document Title <text:span text:style-name="T11">(Research Papers)</text:span></text:p>
          </table:table-cell>
          <table:table-cell table:style-name="Documents.A1" office:value-type="string">
            <text:p text:style-name="P61">Journal</text:p>
          </table:table-cell>
          <table:table-cell table:style-name="Documents.A1" office:value-type="string">
            <text:p text:style-name="P74">Category</text:p>
          </table:table-cell>
        </table:table-row>
        <table:table-row table:style-name="Documents.2">
          <table:table-cell table:style-name="Documents.A2" office:value-type="string">
            <text:p text:style-name="P26"><text:span text:style-name="T2">Complex Analysis of Askaryan Radiation: </text:span><text:span text:style-name="T3">A Fully Analytic Model in the Time-Domain</text:span></text:p>
          </table:table-cell>
          <table:table-cell table:style-name="Documents.A2" office:value-type="string">
            <text:p text:style-name="P27">Physical Review D</text:p>
          </table:table-cell>
          <table:table-cell table:style-name="Documents.A2" office:value-type="string">
            <text:p text:style-name="P28">The Askaryan Effect, neutrino physics and IceCube Gen2</text:p>
          </table:table-cell>
        </table:table-row>
        <table:table-row table:style-name="Documents.2">
          <table:table-cell table:style-name="Documents.A2" office:value-type="string">
            <text:p text:style-name="P53"><text:span text:style-name="T1">In situ, broadband measurement of the radio frequency attenuation </text:span><text:span text:style-name="T4">l</text:span><text:span text:style-name="T1">ength at Summit Station, Greenland</text:span></text:p>
          </table:table-cell>
          <table:table-cell table:style-name="Documents.A2" office:value-type="string">
            <text:p text:style-name="P54">Accepted for publication in the Journal of Glaciology</text:p>
          </table:table-cell>
          <table:table-cell table:style-name="Documents.A2" office:value-type="string">
            <text:p text:style-name="P55">Antarctic and Greenlandic ice properties</text:p>
          </table:table-cell>
        </table:table-row>
        <table:table-row table:style-name="Documents.2">
          <table:table-cell table:style-name="Documents.A2" office:value-type="string">
            <text:p text:style-name="P64">Broadband RF Phased Array Design with MEEP: Comparisons to Array Theory in Two and Three Dimensions <text:span text:style-name="T28">(This article won Top 10 Most Notable Articles in Electronics Journal from Dec 2020 – May 2021).</text:span></text:p>
          </table:table-cell>
          <table:table-cell table:style-name="Documents.A2" office:value-type="string">
            <text:p text:style-name="P27">Electronics Journal</text:p>
          </table:table-cell>
          <table:table-cell table:style-name="Documents.A2" office:value-type="string">
            <text:p text:style-name="P28">Computational Electromagnetism, RF antenna design and fabrication</text:p>
          </table:table-cell>
        </table:table-row>
        <table:table-row table:style-name="Documents.2">
          <table:table-cell table:style-name="Documents.A2" office:value-type="string">
            <text:p text:style-name="P65">Broadband RF Phased Array Design for UHE neutrino detection</text:p>
          </table:table-cell>
          <table:table-cell table:style-name="Documents.A2" office:value-type="string">
            <text:p text:style-name="P30">Proceedings of 37<text:span text:style-name="T6">th</text:span> ICRC</text:p>
          </table:table-cell>
          <table:table-cell table:style-name="Documents.A2" office:value-type="string">
            <text:p text:style-name="P28">Computational Electromagnetism, RF antenna design and fabrication</text:p>
          </table:table-cell>
        </table:table-row>
        <table:table-row table:style-name="Documents.2">
          <table:table-cell table:style-name="Documents.A2" office:value-type="string">
            <text:h text:style-name="P77" text:outline-level="1">Design and sensitivity of the Radio Neutrino Observatory in Greenland (RNO-G)</text:h>
          </table:table-cell>
          <table:table-cell table:style-name="Documents.A2" office:value-type="string">
            <text:p text:style-name="P6">Journal of Instrumentation</text:p>
          </table:table-cell>
          <table:table-cell table:style-name="Documents.A2" office:value-type="string">
            <text:p text:style-name="P7">Neutrino physics, drones</text:p>
          </table:table-cell>
        </table:table-row>
        <table:table-row table:style-name="Documents.2">
          <table:table-cell table:style-name="Documents.A2" office:value-type="string">
            <text:p text:style-name="P15">Probing the Angular and Polarization Reconstruction of the ARIANNA Detector at the South Pole</text:p>
          </table:table-cell>
          <table:table-cell table:style-name="Documents.A2" office:value-type="string">
            <text:p text:style-name="P6">Journal of Instrumentation</text:p>
          </table:table-cell>
          <table:table-cell table:style-name="Documents.A2" office:value-type="string">
            <text:p text:style-name="P7">Neutrino physics, Antarctic ice properties</text:p>
          </table:table-cell>
        </table:table-row>
        <table:table-row table:style-name="Documents.2">
          <table:table-cell table:style-name="Documents.A2" office:value-type="string">
            <text:p text:style-name="P66"><text:span text:style-name="T7">Nu</text:span>RadioMC: simulating the radio emission of neutrinos from interaction to detector</text:p>
          </table:table-cell>
          <table:table-cell table:style-name="Documents.A2" office:value-type="string">
            <text:p text:style-name="P30">European Physical Journal C</text:p>
          </table:table-cell>
          <table:table-cell table:style-name="Documents.A2" office:value-type="string">
            <text:p text:style-name="P31">The Askaryan effect, Antarctic ice properties</text:p>
          </table:table-cell>
        </table:table-row>
        <table:table-row table:style-name="Documents.9">
          <table:table-cell table:style-name="Documents.A2" office:value-type="string">
            <text:p text:style-name="P70">White Paper: ARIANNA-200 high energy neutrino telescope.</text:p>
          </table:table-cell>
          <table:table-cell table:style-name="Documents.A2" office:value-type="string">
            <text:p text:style-name="P6">The arXiv: <text:span text:style-name="T5">arXiv:2004.09841</text:span></text:p>
          </table:table-cell>
          <table:table-cell table:style-name="Documents.A2" office:value-type="string">
            <text:p text:style-name="P7">The Askaryan effect, Antarctic ice properties</text:p>
          </table:table-cell>
        </table:table-row>
        <table:table-row table:style-name="Documents.9">
          <table:table-cell table:style-name="Documents.A2" office:value-type="string">
            <text:p text:style-name="P16">Neutrino Vertex Reconstruction with In-Ice Radio Detectors using Surface Reflections and Implications for the Neutrino Energy Resolution</text:p>
          </table:table-cell>
          <table:table-cell table:style-name="Documents.A2" office:value-type="string">
            <text:p text:style-name="P6">Journal of Cosmology and Astroparticle Physics</text:p>
          </table:table-cell>
          <table:table-cell table:style-name="Documents.A2" office:value-type="string">
            <text:p text:style-name="P7"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73">A Search for Cosmogenic Neutrinos with the ARIANNA Test-Bed using 4.5 Years of Data</text:p>
          </table:table-cell>
          <table:table-cell table:style-name="Documents.A2" office:value-type="string">
            <text:p text:style-name="P56">Journal of Cosmology and Astroparticle Physics</text:p>
          </table:table-cell>
          <table:table-cell table:style-name="Documents.A2" office:value-type="string">
            <text:p text:style-name="P57">Neutrino physics, the Askaryan effect, Antarctic ice properties</text:p>
          </table:table-cell>
        </table:table-row>
        <text:soft-page-break/>
        <table:table-row table:style-name="Documents.9">
          <table:table-cell table:style-name="Documents.A2" office:value-type="string">
            <text:p text:style-name="P67">Observation of classically ‘forbidden’ electromagnetic wave propagation and implications for neutrino detection</text:p>
          </table:table-cell>
          <table:table-cell table:style-name="Documents.A2" office:value-type="string">
            <text:p text:style-name="P30">Journal of Cosmology and Astroparticle Physics</text:p>
          </table:table-cell>
          <table:table-cell table:style-name="Documents.A2" office:value-type="string">
            <text:p text:style-name="P31">Antarctic ice properties</text:p>
          </table:table-cell>
        </table:table-row>
        <table:table-row table:style-name="Documents.9">
          <table:table-cell table:style-name="Documents.A2" office:value-type="string">
            <text:p text:style-name="P17">Measurement of the real dielectric permittivity of glacial ice</text:p>
          </table:table-cell>
          <table:table-cell table:style-name="Documents.A2" office:value-type="string">
            <text:p text:style-name="P6">Astroparticle Physics Journal</text:p>
          </table:table-cell>
          <table:table-cell table:style-name="Documents.A2" office:value-type="string">
            <text:p text:style-name="P7">Antarctic ice properties</text:p>
          </table:table-cell>
        </table:table-row>
        <table:table-row table:style-name="Documents.9">
          <table:table-cell table:style-name="Documents.A2" office:value-type="string">
            <text:p text:style-name="P67">Complex Analysis of Askaryan Radiation: A Fully Analytic Treatment including the LPM effect and Cascade Form Factor</text:p>
          </table:table-cell>
          <table:table-cell table:style-name="Documents.A2" office:value-type="string">
            <text:p text:style-name="P33">Astroparticle Physics Journal</text:p>
          </table:table-cell>
          <table:table-cell table:style-name="Documents.A2" office:value-type="string">
            <text:p text:style-name="P34">The Askaryan effect</text:p>
          </table:table-cell>
        </table:table-row>
        <table:table-row table:style-name="Documents.9">
          <table:table-cell table:style-name="Documents.A2" office:value-type="string">
            <text:p text:style-name="P71">Radio detection of air showers with the ARIANNA experiment on the Ross Ice Shelf</text:p>
          </table:table-cell>
          <table:table-cell table:style-name="Documents.A2" office:value-type="string">
            <text:p text:style-name="P56">Astroparticle Physics Journal</text:p>
          </table:table-cell>
          <table:table-cell table:style-name="Documents.A2" office:value-type="string">
            <text:p text:style-name="P57">Cosmic ray physics, the Askaryan effect</text:p>
          </table:table-cell>
        </table:table-row>
        <table:table-row table:style-name="Documents.9">
          <table:table-cell table:style-name="Documents.A2" office:value-type="string">
            <text:p text:style-name="P18">First Upper Limits on the Radar Cross Section of Cosmic-Ray Induced Extensive Air Showers</text:p>
          </table:table-cell>
          <table:table-cell table:style-name="Documents.A2" office:value-type="string">
            <text:p text:style-name="P10">Astroparticle Physics Journal</text:p>
          </table:table-cell>
          <table:table-cell table:style-name="Documents.A2" office:value-type="string">
            <text:p text:style-name="P11">Cosmic ray physics</text:p>
          </table:table-cell>
        </table:table-row>
        <table:table-row table:style-name="Documents.9">
          <table:table-cell table:style-name="Documents.A2" office:value-type="string">
            <text:p text:style-name="P19">Live-time and sensitivity of the ARIANNA Hexagonal Radio Array</text:p>
          </table:table-cell>
          <table:table-cell table:style-name="Documents.A2" office:value-type="string">
            <text:p text:style-name="P12">Proceedings of the 36<text:span text:style-name="T6">th</text:span> ICRC</text:p>
          </table:table-cell>
          <table:table-cell table:style-name="Documents.A2" office:value-type="string">
            <text:p text:style-name="P7"><text:span text:style-name="T8">Neutrino physics, </text:span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20"><text:span text:style-name="T8">P</text:span>erformance of the ARIANNA Hexagonal Radio Array</text:p>
          </table:table-cell>
          <table:table-cell table:style-name="Documents.A2" office:value-type="string">
            <text:p text:style-name="P12">Proceedings of the 36<text:span text:style-name="T6">th</text:span> ICRC</text:p>
          </table:table-cell>
          <table:table-cell table:style-name="Documents.A2" office:value-type="string">
            <text:p text:style-name="P7"><text:span text:style-name="T8">Neutrino Physics, </text:span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72">A First Search for Cosmogenic Neutrinos with the ARIANNA</text:p>
            <text:p text:style-name="P72">Hexagonal Radio Array</text:p>
          </table:table-cell>
          <table:table-cell table:style-name="Documents.A2" office:value-type="string">
            <text:p text:style-name="P58">Astroparticle Physics Journal</text:p>
          </table:table-cell>
          <table:table-cell table:style-name="Documents.A2" office:value-type="string">
            <text:p text:style-name="P57"><text:span text:style-name="T8">Neutrino Physics, </text:span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68"><text:span text:style-name="T9">T</text:span>ime-Domain Response of the ARIANNA Detector</text:p>
          </table:table-cell>
          <table:table-cell table:style-name="Documents.A2" office:value-type="string">
            <text:p text:style-name="P33">Astroparticle Physics Journal</text:p>
          </table:table-cell>
          <table:table-cell table:style-name="Documents.A2" office:value-type="string">
            <text:p text:style-name="P29">Computational Electromagnetism, 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68">Radar absorption, basal reflection, thickness and polarization measurements from the Ross Ice Shelf, Antarctica</text:p>
          </table:table-cell>
          <table:table-cell table:style-name="Documents.A2" office:value-type="string">
            <text:p text:style-name="P33">Journal of Glaciology</text:p>
          </table:table-cell>
          <table:table-cell table:style-name="Documents.A2" office:value-type="string">
            <text:p text:style-name="P31">Antarctic ice properties</text:p>
          </table:table-cell>
        </table:table-row>
        <table:table-row table:style-name="Documents.9">
          <table:table-cell table:style-name="Documents.A2" office:value-type="string">
            <text:p text:style-name="P20">Design and Performance of the ARIANNA HRA-3 Neutrino Detector Systems.</text:p>
          </table:table-cell>
          <table:table-cell table:style-name="Documents.A2" office:value-type="string">
            <text:p text:style-name="P8">IEEE Transactions on Nuclear Science</text:p>
          </table:table-cell>
          <table:table-cell table:style-name="Documents.A2" office:value-type="string">
            <text:p text:style-name="P4">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20">Telescope Array Radar (TARA) observatory for Ultra-High Energy</text:p>
            <text:p text:style-name="P20">Cosmic Rays.</text:p>
          </table:table-cell>
          <table:table-cell table:style-name="Documents.A2" office:value-type="string">
            <text:p text:style-name="P8">Nuclear Instrumentation and Methods in Physics Research A</text:p>
          </table:table-cell>
          <table:table-cell table:style-name="Documents.A2" office:value-type="string">
            <text:p text:style-name="P4">Computational Electromagnetism, 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20">Design and Performance of the Autonomous Data Acquisition System for the ARIANNA High Energy Neutrino Detector</text:p>
          </table:table-cell>
          <table:table-cell table:style-name="Documents.A2" office:value-type="string">
            <text:p text:style-name="P8">IEEE Transactions on Nuclear Science</text:p>
          </table:table-cell>
          <table:table-cell table:style-name="Documents.A2" office:value-type="string">
            <text:p text:style-name="P4">Computational Electromagnetism, 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68">Ross Ice Shelf Thickness, Radio-Frequency Attenuation and Reflectivity: Implications for the ARIANNA UHE Neutrino Detecto<text:span text:style-name="T9">r <text:s text:c="2"/></text:span></text:p>
          </table:table-cell>
          <table:table-cell table:style-name="Documents.A2" office:value-type="string">
            <text:p text:style-name="P33">Proceedings of the 32<text:span text:style-name="T6">nd</text:span> ICRC</text:p>
          </table:table-cell>
          <table:table-cell table:style-name="Documents.A2" office:value-type="string">
            <text:p text:style-name="P32">Antarctic ice properties</text:p>
          </table:table-cell>
        </table:table-row>
        <table:table-row table:style-name="Documents.9">
          <table:table-cell table:style-name="Documents.A2" office:value-type="string">
            <text:p text:style-name="P20">A prototype station for ARIANNA: A detector for cosmic neutrinos</text:p>
          </table:table-cell>
          <table:table-cell table:style-name="Documents.A2" office:value-type="string">
            <text:p text:style-name="P9">Nuclear Instrumentation and Methods in Physics Research A</text:p>
          </table:table-cell>
          <table:table-cell table:style-name="Documents.A2" office:value-type="string">
            <text:p text:style-name="P5">Computational Electromagnetism, RF antenna design and fabrication</text:p>
          </table:table-cell>
        </table:table-row>
        <table:table-row table:style-name="Documents.27">
          <table:table-cell table:style-name="Documents.A2" office:value-type="string">
            <text:p text:style-name="P20">Detection and Imaging of He<text:span text:style-name="T10">2</text:span> Molecules in Superfluid Helium</text:p>
          </table:table-cell>
          <table:table-cell table:style-name="Documents.A2" office:value-type="string">
            <text:p text:style-name="P13">Physical Review Letters</text:p>
          </table:table-cell>
          <table:table-cell table:style-name="Documents.A2" office:value-type="string">
            <text:p text:style-name="P14">Nuclear physics, particle physics</text:p>
          </table:table-cell>
        </table:table-row>
      </table:table>
      <text:p text:style-name="P22"/>
      <text:p text:style-name="P23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2178468496">
          <table:table-cell table:style-name="Table1.A1" office:value-type="string">
            <text:p text:style-name="P60"><text:span text:style-name="T12">Applied Research Projects </text:span><text:span text:style-name="T13">Document</text:span><text:span text:style-name="T14">ation</text:span></text:p>
          </table:table-cell>
          <table:table-cell table:style-name="Table1.A1" office:value-type="string">
            <text:p text:style-name="P62">Project origin</text:p>
          </table:table-cell>
          <table:table-cell table:style-name="Table1.A1" office:value-type="string">
            <text:p text:style-name="P75">Category</text:p>
          </table:table-cell>
        </table:table-row>
        <table:table-row table:style-name="Table1.2">
          <table:table-cell table:style-name="Table1.A2" office:value-type="string">
            <text:p text:style-name="P69">Research Application: Exploration of Antarctic Ice Sheets with Drones</text:p>
          </table:table-cell>
          <table:table-cell table:style-name="Table1.A2" office:value-type="string">
            <text:p text:style-name="P37">Whittier College internal project</text:p>
          </table:table-cell>
          <table:table-cell table:style-name="Table1.A2" office:value-type="string">
            <text:p text:style-name="P40">Antarctic exploration with drones</text:p>
          </table:table-cell>
        </table:table-row>
        <table:table-row table:style-name="Table1.2">
          <table:table-cell table:style-name="Table1.A2" office:value-type="string">
            <text:p text:style-name="P35">Research Application: Workforce Development for Naval Surface Warfare Systems (NSWC), Corona Division</text:p>
          </table:table-cell>
          <table:table-cell table:style-name="Table1.A2" office:value-type="string">
            <text:p text:style-name="P41">Office of Naval Research project</text:p>
          </table:table-cell>
          <table:table-cell table:style-name="Table1.A2" office:value-type="string">
            <text:p text:style-name="P43">Workforce development</text:p>
          </table:table-cell>
        </table:table-row>
        <table:table-row table:style-name="Table1.2">
          <table:table-cell table:style-name="Table1.A2" office:value-type="string">
            <text:p text:style-name="P35">RF Field Engineer Course: A Practical Introduction</text:p>
          </table:table-cell>
          <table:table-cell table:style-name="Table1.A2" office:value-type="string">
            <text:p text:style-name="P42">Office of Naval Research project</text:p>
          </table:table-cell>
          <table:table-cell table:style-name="Table1.A2" office:value-type="string">
            <text:p text:style-name="P44">Workforce development</text:p>
          </table:table-cell>
        </table:table-row>
        <table:table-row table:style-name="Table1.2">
          <table:table-cell table:style-name="Table1.A2" office:value-type="string">
            <text:p text:style-name="P35">Introduction to GPS M-Code Signals for Onboarding of Navy Personnel</text:p>
          </table:table-cell>
          <table:table-cell table:style-name="Table1.A2" office:value-type="string">
            <text:p text:style-name="P42">Office of Naval Research project</text:p>
          </table:table-cell>
          <table:table-cell table:style-name="Table1.A2" office:value-type="string">
            <text:p text:style-name="P44">Workforce development</text:p>
          </table:table-cell>
        </table:table-row>
      </table:table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22178539168">
          <table:table-cell table:style-name="Table2.A1" office:value-type="string">
            <text:p text:style-name="P63">Diversity, Equity, and Inclusion Documentation</text:p>
          </table:table-cell>
          <table:table-cell table:style-name="Table2.A1" office:value-type="string">
            <text:p text:style-name="P62">Project origin</text:p>
          </table:table-cell>
          <table:table-cell table:style-name="Table2.A1" office:value-type="string">
            <text:p text:style-name="P76">Category</text:p>
          </table:table-cell>
        </table:table-row>
        <table:table-row table:style-name="Table2.2">
          <table:table-cell table:style-name="Table2.A2" office:value-type="string">
            <text:p text:style-name="P45"><text:span text:style-name="T3">S</text:span><text:span text:style-name="T1">chedule of activities for the Artemis Program, a STEM recruitment and research opportunity for young women from local high schools</text:span></text:p>
          </table:table-cell>
          <table:table-cell table:style-name="Table2.A2" office:value-type="string">
            <text:p text:style-name="P38">Whittier College internal project</text:p>
          </table:table-cell>
          <table:table-cell table:style-name="Table2.A2" office:value-type="string">
            <text:p text:style-name="P49">STEM recruitment and development</text:p>
          </table:table-cell>
        </table:table-row>
        <table:table-row table:style-name="Table2.2">
          <table:table-cell table:style-name="Table2.A2" office:value-type="string">
            <text:p text:style-name="P36">Diversity, Equity &amp; Inclusion Innovative Initiatives Grant <text:span text:style-name="T15">Proposal</text:span></text:p>
          </table:table-cell>
          <table:table-cell table:style-name="Table2.A2" office:value-type="string">
            <text:p text:style-name="P39">Whittier College internal project</text:p>
          </table:table-cell>
          <table:table-cell table:style-name="Table2.A2" office:value-type="string">
            <text:p text:style-name="P50">DEI in intro. STEM</text:p>
          </table:table-cell>
        </table:table-row>
        <table:table-row table:style-name="Table2.2">
          <table:table-cell table:style-name="Table2.A2" office:value-type="string">
            <text:p text:style-name="P46">Changing Glaciers: So Much More than Sea Level Rise</text:p>
          </table:table-cell>
          <table:table-cell table:style-name="Table2.A2" office:value-type="string">
            <text:p text:style-name="P47">Whittier Scholars Program Undergraduate Thesis</text:p>
          </table:table-cell>
          <table:table-cell table:style-name="Table2.A2" office:value-type="string">
            <text:p text:style-name="P48">Interdisciplinary research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default-outline-level="1" style:class="text">
      <style:paragraph-properties fo:keep-together="always" fo:orphans="0" fo:widows="0" fo:hyphenation-ladder-count="no-limit" style:text-autospace="none" style:punctuation-wrap="simple" style:vertical-align="baseline"/>
      <style:text-properties fo:font-size="11pt" fo:font-weight="bold" style:font-size-asian="11pt" style:font-weight-asian="bold" style:font-size-complex="10pt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4:28:52.533423584</meta:creation-date>
    <dc:date>2022-07-04T11:07:54.094016703</dc:date>
    <meta:editing-duration>PT1H4M24S</meta:editing-duration>
    <meta:editing-cycles>38</meta:editing-cycles>
    <meta:generator>LibreOffice/7.1.7.2$Linux_X86_64 LibreOffice_project/10$Build-2</meta:generator>
    <meta:document-statistic meta:table-count="3" meta:image-count="0" meta:object-count="0" meta:page-count="3" meta:paragraph-count="117" meta:word-count="978" meta:character-count="6925" meta:non-whitespace-character-count="6050"/>
  </office:meta>
</office:document-meta>
</file>